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33333" fo:font-size="16pt" fo:font-weight="normal" officeooo:rsid="000e3f54" officeooo:paragraph-rsid="0010154d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333333" fo:font-size="10pt" fo:font-weight="bold" officeooo:rsid="000e3f54" officeooo:paragraph-rsid="0010154d" style:font-size-asian="10pt" style:font-weight-asian="bold" style:font-size-complex="10pt" style:font-weight-complex="bold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color="#333333" fo:font-size="14pt" fo:font-weight="bold" officeooo:rsid="000e3f54" officeooo:paragraph-rsid="0010154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333333" fo:font-size="14pt" fo:font-weight="bold" officeooo:rsid="000e3f54" officeooo:paragraph-rsid="0010154d" style:font-size-asian="14pt" style:font-weight-asian="bold" style:font-size-complex="14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weight="normal" officeooo:rsid="000e9e46" style:font-size-asian="22pt" style:font-weight-asian="normal" style:font-size-complex="22pt" style:font-weight-complex="normal"/>
    </style:style>
    <style:style style:name="T4" style:family="text">
      <style:text-properties fo:font-size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000000" draw:fill="none" draw:textarea-vertical-align="middle" draw:auto-grow-height="false" fo:min-height="3.283cm" fo:min-width="0.2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vertical-align="middle" draw:auto-grow-height="false" fo:min-height="3.838cm" fo:min-width="0.2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vertical-align="middle" draw:auto-grow-height="false" fo:min-height="1.859cm" fo:min-width="0.2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A Quem Enviarei</text:span> <text:tab/><text:span text:style-name="T1">Michelle Nascimento</text:span><text:span text:style-name="T2"> </text:span><text:span text:style-name="T3">[ 18 ]</text:span></text:p>
      <text:p text:style-name="P2"/>
      <text:p text:style-name="P1"><draw:custom-shape text:anchor-type="paragraph" draw:z-index="0" draw:style-name="gr1" draw:text-style-name="P5" svg:width="0.396cm" svg:height="3.282cm" svg:x="12.076cm" svg:y="0.025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O meu olhar vem procurar pessoas</text:p>
      <text:p text:style-name="P1">que levem a verdade</text:p>
      <text:p text:style-name="P1"><draw:frame text:anchor-type="paragraph" draw:z-index="5" draw:style-name="gr4" draw:text-style-name="P6" svg:width="1.059cm" svg:height="0.406cm" svg:x="12.711cm" svg:y="0.051cm"><draw:text-box><text:p><text:span text:style-name="T4">2x</text:span></text:p></draw:text-box></draw:frame>Que levem o reino, que levem a cura</text:p>
      <text:p text:style-name="P1">Ao mundo que precisa de milagres e salvação</text:p>
      <text:p text:style-name="P1">A quem enviarei?</text:p>
      <text:p text:style-name="P1"/>
      <text:p text:style-name="P1"><draw:custom-shape text:anchor-type="paragraph" draw:z-index="1" draw:style-name="gr2" draw:text-style-name="P5" svg:width="0.396cm" svg:height="3.837cm" svg:x="12.076cm" svg:y="0.062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A quem enviarei para pregar o evangelho</text:p>
      <text:p text:style-name="P1">aos cativos e Oprimidos?</text:p>
      <text:p text:style-name="P1"><draw:frame text:anchor-type="paragraph" draw:z-index="4" draw:style-name="gr4" draw:text-style-name="P6" svg:width="1.059cm" svg:height="0.406cm" svg:x="12.658cm" svg:y="0.385cm"><draw:text-box><text:p><text:span text:style-name="T4">2x</text:span></text:p></draw:text-box></draw:frame>Libertem eles da prisão!</text:p>
      <text:p text:style-name="P1">A quem enviarei para levar o</text:p>
      <text:p text:style-name="P1">evangelho as nações?</text:p>
      <text:p text:style-name="P1">O mundo clama pela luz na escuridão!</text:p>
      <text:p text:style-name="P1"/>
      <text:p text:style-name="P1">O Senhor Jesus Ele chama homens e</text:p>
      <text:p text:style-name="P1">mulheres para fazer</text:p>
      <text:p text:style-name="P1">A sua vontade.</text:p>
      <text:p text:style-name="P1">Se você aí que esta me ouvindo</text:p>
      <text:p text:style-name="P1">deseja cumprir o ide do</text:p>
      <text:p text:style-name="P1">Senhor, levar as nações a salvação,</text:p>
      <text:p text:style-name="P1">a cura, cante comigo:</text:p>
      <text:p text:style-name="P1"/>
      <text:p text:style-name="P1"><draw:custom-shape text:anchor-type="paragraph" draw:z-index="2" draw:style-name="gr3" draw:text-style-name="P5" svg:width="0.424cm" svg:height="1.858cm" svg:x="9.509cm" svg:y="0.162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"Leva-me, usa-me</text:p>
      <text:p text:style-name="P1"><draw:frame text:anchor-type="paragraph" draw:z-index="3" draw:style-name="gr4" draw:text-style-name="P6" svg:width="1.059cm" svg:height="0.406cm" svg:x="10.118cm" svg:y="0.28cm"><draw:text-box><text:p><text:span text:style-name="T4">5x</text:span></text:p></draw:text-box></draw:frame>Eis-me aqui</text:p>
      <text:p text:style-name="P1">Eu quero ser profeta</text:p>
      <text:p text:style-name="P1">Nessa geração."</text:p>
      <text:p text:style-name="P1"/>
      <text:p text:style-name="P1">A quem enviarei?</text:p>
      <text:p text:style-name="P4"><text:span text:style-name="T2"/></text:p>
      <text:p text:style-name="P4"><text:span text:style-name="T2">A Quem Enviarei</text:span> <text:tab/><text:span text:style-name="T1">Michelle Nascimento</text:span><text:span text:style-name="T2"> </text:span><text:span text:style-name="T3">[ 18 ]</text:span></text:p>
      <text:p text:style-name="P2"/>
      <text:p text:style-name="P1"><draw:custom-shape text:anchor-type="paragraph" draw:z-index="6" draw:style-name="gr1" draw:text-style-name="P5" svg:width="0.396cm" svg:height="3.282cm" svg:x="12.076cm" svg:y="0.025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O meu olhar vem procurar pessoas</text:p>
      <text:p text:style-name="P1">que levem a verdade</text:p>
      <text:p text:style-name="P1"><draw:frame text:anchor-type="paragraph" draw:z-index="11" draw:style-name="gr4" draw:text-style-name="P6" svg:width="1.059cm" svg:height="0.406cm" svg:x="12.711cm" svg:y="0.051cm"><draw:text-box><text:p><text:span text:style-name="T4">2x</text:span></text:p></draw:text-box></draw:frame>Que levem o reino, que levem a cura</text:p>
      <text:p text:style-name="P1">Ao mundo que precisa de milagres e salvação</text:p>
      <text:p text:style-name="P1">A quem enviarei?</text:p>
      <text:p text:style-name="P1"/>
      <text:p text:style-name="P1"><draw:custom-shape text:anchor-type="paragraph" draw:z-index="7" draw:style-name="gr2" draw:text-style-name="P5" svg:width="0.396cm" svg:height="3.837cm" svg:x="12.076cm" svg:y="0.062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A quem enviarei para pregar o evangelho</text:p>
      <text:p text:style-name="P1">aos cativos e Oprimidos?</text:p>
      <text:p text:style-name="P1"><draw:frame text:anchor-type="paragraph" draw:z-index="10" draw:style-name="gr4" draw:text-style-name="P6" svg:width="1.059cm" svg:height="0.406cm" svg:x="12.658cm" svg:y="0.385cm"><draw:text-box><text:p><text:span text:style-name="T4">2x</text:span></text:p></draw:text-box></draw:frame>Libertem eles da prisão!</text:p>
      <text:p text:style-name="P1">A quem enviarei para levar o</text:p>
      <text:p text:style-name="P1">evangelho as nações?</text:p>
      <text:p text:style-name="P1">O mundo clama pela luz na escuridão!</text:p>
      <text:p text:style-name="P1"/>
      <text:p text:style-name="P1">O Senhor Jesus Ele chama homens e</text:p>
      <text:p text:style-name="P1">mulheres para fazer</text:p>
      <text:p text:style-name="P1">A sua vontade.</text:p>
      <text:p text:style-name="P1">Se você aí que esta me ouvindo</text:p>
      <text:p text:style-name="P1">deseja cumprir o ide do</text:p>
      <text:p text:style-name="P1">Senhor, levar as nações a salvação,</text:p>
      <text:p text:style-name="P1">a cura, cante comigo:</text:p>
      <text:p text:style-name="P1"/>
      <text:p text:style-name="P1"><draw:custom-shape text:anchor-type="paragraph" draw:z-index="8" draw:style-name="gr3" draw:text-style-name="P5" svg:width="0.424cm" svg:height="1.858cm" svg:x="9.509cm" svg:y="0.162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"Leva-me, usa-me</text:p>
      <text:p text:style-name="P1"><draw:frame text:anchor-type="paragraph" draw:z-index="9" draw:style-name="gr4" draw:text-style-name="P6" svg:width="1.059cm" svg:height="0.406cm" svg:x="10.118cm" svg:y="0.28cm"><draw:text-box><text:p><text:span text:style-name="T4">5x</text:span></text:p></draw:text-box></draw:frame>Eis-me aqui</text:p>
      <text:p text:style-name="P1">Eu quero ser profeta</text:p>
      <text:p text:style-name="P1">Nessa geração."</text:p>
      <text:p text:style-name="P1"/>
      <text:p text:style-name="P1">A quem enviarei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5-11-16T18:30:37.597579520</dc:date>
    <meta:editing-cycles>10</meta:editing-cycles>
    <meta:editing-duration>PT16M29S</meta:editing-duration>
    <meta:generator>LibreOffice/4.4.6.3$Linux_X86_64 LibreOffice_project/40m0$Build-3</meta:generator>
    <meta:document-statistic meta:table-count="0" meta:image-count="0" meta:object-count="0" meta:page-count="1" meta:paragraph-count="48" meta:word-count="232" meta:character-count="1224" meta:non-whitespace-character-count="1038"/>
  </office:meta>
</office:document-meta>
</file>